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df0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df0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df0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df0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df0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df0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df0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df0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df0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df0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df0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df0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df0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df0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df0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df0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df0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Ángeles Gabriela Pérez Guzmá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9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827233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los Alberto  Pérez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17347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6.22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0"/>
    <meta:template xlink:type="simple" xlink:actuate="onRequest" xlink:title="Normal" xlink:href=""/>
  </office:meta>
</office:document-meta>
</file>